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227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6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style:font-name="Segoe UI Semibold" fo:font-size="32pt" fo:font-style="italic" style:font-size-asian="32pt" style:font-style-asian="italic" style:font-size-complex="32pt" style:font-style-complex="italic"/>
    </style:style>
    <style:style style:name="P5" style:family="paragraph">
      <loext:graphic-properties draw:fill="none" draw:fill-color="#ffffff"/>
      <style:text-properties style:font-name="Segoe UI Semibold" fo:font-size="14pt" fo:font-style="italic" style:font-size-asian="14pt" style:font-style-asian="italic" style:font-size-complex="14pt" style:font-style-complex="italic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style:font-name="Segoe UI Semibold" fo:font-size="32pt" fo:font-style="normal" fo:text-shadow="none" style:text-underline-style="solid" style:text-underline-width="auto" style:text-underline-color="font-color" fo:font-weight="bold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style:font-name="Segoe UI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style:font-name="Segoe UI Semibold" fo:font-size="26pt" style:font-size-asian="26pt" style:font-size-complex="26pt"/>
    </style:style>
    <style:style style:name="T4" style:family="text">
      <style:text-properties style:text-position="super 58%" style:font-name="Segoe UI Semibold" fo:font-size="32pt" fo:font-style="italic" style:font-size-asian="32pt" style:font-style-asian="italic" style:font-size-complex="32pt" style:font-style-complex="italic"/>
    </style:style>
    <style:style style:name="T5" style:family="text">
      <style:text-properties style:font-name="Segoe UI Semibold" fo:font-size="32pt" fo:font-style="italic" style:font-size-asian="32pt" style:font-style-asian="italic" style:font-size-complex="32pt" style:font-style-complex="italic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super 58%" style:font-name="Segoe UI Semibold" fo:font-size="32pt" fo:font-style="italic" fo:text-shadow="none" style:text-underline-style="none" fo:font-weight="normal" style:letter-kerning="true" style:font-name-asian="Microsoft YaHei" style:font-size-asian="32pt" style:font-style-asian="italic" style:font-weight-asian="normal" style:font-name-complex="Ari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Segoe UI Semibold" fo:font-size="32pt" fo:font-style="italic" fo:text-shadow="none" style:text-underline-style="none" fo:font-weight="normal" style:letter-kerning="true" style:font-name-asian="Microsoft YaHei" style:font-size-asian="32pt" style:font-style-asian="italic" style:font-weight-asian="normal" style:font-name-complex="Arial" style:font-size-complex="32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384cm" svg:height="4.477cm" svg:x="1.778cm" svg:y="1.016cm">
          <draw:text-box>
            <text:p text:style-name="P1"><text:span text:style-name="T1">Holy Gospel</text:span></text:p>
            <text:p text:style-name="P1"><text:span text:style-name="T2">John 15:26-27; 16:4b-15</text:span></text:p>
            <text:p text:style-name="P1"><text:span text:style-name="T3"/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4" draw:layer="layout" svg:width="24.13cm" svg:height="6.263cm" svg:x="1.778cm" svg:y="1.016cm">
          <draw:text-box>
            <text:p><text:span text:style-name="T4">26</text:span><text:span text:style-name="T5">“But when the Helper comes, whom I will send to you from the Father, the Spirit of truth, who proceeds from the Father, he will bear witness about 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4" draw:layer="layout" svg:width="24.13cm" svg:height="6.263cm" svg:x="1.778cm" svg:y="1.016cm">
          <draw:text-box>
            <text:p><text:span text:style-name="T6">27</text:span><text:span text:style-name="T7">And you also will bear witness, because you have been with me from the beginning.</text:span></text:p>
            <text:p><text:span text:style-name="T4">4b</text:span><text:span text:style-name="T5">“I did not say these things to you from the beginning, because I was with you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3" draw:text-style-name="P5" draw:layer="layout" svg:width="24.13cm" svg:height="6.263cm" svg:x="1.778cm" svg:y="1.016cm">
          <draw:text-box>
            <text:p><text:span text:style-name="T4">5</text:span><text:span text:style-name="T5">Now I am going to him who sent me, and none of you asks me, ‘Where are you going?’ <text:s/></text:span><text:span text:style-name="T4">6</text:span><text:span text:style-name="T5">But because I have said these things to you, sorrow has filled your hear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3" draw:text-style-name="P5" draw:layer="layout" svg:width="24.13cm" svg:height="6.263cm" svg:x="1.778cm" svg:y="1.016cm">
          <draw:text-box>
            <text:p><text:span text:style-name="T4">7</text:span><text:span text:style-name="T5">Nevertheless, I tell you the truth: it is to your advantage that I go away, for if I do not go away, the Helper will not come to you. But if I go, I will send him to you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3" draw:text-style-name="P5" draw:layer="layout" svg:width="24.13cm" svg:height="6.263cm" svg:x="1.778cm" svg:y="1.016cm">
          <draw:text-box>
            <text:p><text:span text:style-name="T4">8</text:span><text:span text:style-name="T5">And when he comes, he will convict the world concerning sin and righteousness and judgment: <text:s/></text:span><text:span text:style-name="T4">9</text:span><text:span text:style-name="T5">concerning sin, because they do not believe in me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3" draw:text-style-name="P5" draw:layer="layout" svg:width="24.13cm" svg:height="6.263cm" svg:x="1.778cm" svg:y="1.016cm">
          <draw:text-box>
            <text:p><text:span text:style-name="T4">10</text:span><text:span text:style-name="T5">concerning righteousness, because I go to the Father, and you will see me no longer; <text:s/></text:span><text:span text:style-name="T4">11</text:span><text:span text:style-name="T5">concerning judgment, because the ruler of this world is judg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3" draw:text-style-name="P5" draw:layer="layout" svg:width="24.13cm" svg:height="6.263cm" svg:x="1.778cm" svg:y="1.016cm">
          <draw:text-box>
            <text:p><text:span text:style-name="T4">12</text:span><text:span text:style-name="T5">“I still have many things to say to you, but you cannot bear them now. <text:s/></text:span><text:span text:style-name="T4">13</text:span><text:span text:style-name="T5">When the Spirit of truth comes, he will guide you into all the truth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4" draw:text-style-name="P5" draw:layer="layout" svg:width="24.13cm" svg:height="4.76cm" svg:x="1.778cm" svg:y="1.016cm">
          <draw:text-box>
            <text:p><text:span text:style-name="T5">for he will not speak on his own authority, but whatever he hears he will speak, and he will declare to you the things that are to co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3" draw:text-style-name="P4" draw:layer="layout" svg:width="24.13cm" svg:height="6.263cm" svg:x="1.778cm" svg:y="1.016cm">
          <draw:text-box>
            <text:p><text:span text:style-name="T4">14</text:span><text:span text:style-name="T5">He will glorify me, for he will take what is mine and declare it to you. <text:s/>All that the Father has is mine; therefore I said that he will take what is mine and declare it to you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6T22:21:36.618000000</meta:creation-date>
    <dc:title>Blue template</dc:title>
    <meta:editing-duration>PT1M27S</meta:editing-duration>
    <meta:editing-cycles>6</meta:editing-cycles>
    <meta:generator>LibreOffice/6.0.1.1$Windows_X86_64 LibreOffice_project/60bfb1526849283ce2491346ed2aa51c465abfe6</meta:generator>
    <dc:date>2018-05-17T16:54:45.647000000</dc:date>
    <meta:document-statistic meta:object-count="51"/>
  </office:meta>
</office:document-meta>
</file>